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8">
            <text:p>0611 <text:s/>170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8">
            <text:p>0611 <text:s/>170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8">
            <text:p>0611 <text:s/>170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8">
            <text:p>0611 <text:s/>170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9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9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9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79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1">
            <text:p>0611 <text:s/>17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1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1">
            <text:p>0611 <text:s/>17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2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2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2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2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2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3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3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3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3">
            <text:p>0611 <text:s/>17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4">
            <text:p>0611 <text:s/>17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4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5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5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5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5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5">
            <text:p>0611 <text:s/>17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5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5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6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6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6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6">
            <text:p>0611 <text:s/>17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7">
            <text:p>0611 <text:s/>17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7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7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8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8">
            <text:p>0611 <text:s/>17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8">
            <text:p>0611 <text:s/>17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8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9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9">
            <text:p>0611 <text:s/>17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9">
            <text:p>0611 <text:s/>17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9">
            <text:p>0611 <text:s/>17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9">
            <text:p>0611 <text:s/>17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89">
            <text:p>0611 <text:s/>170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1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2">
            <text:p>0611 <text:s/>17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2">
            <text:p>0611 <text:s/>170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3">
            <text:p>0611 <text:s/>170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3">
            <text:p>0611 <text:s/>170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3">
            <text:p>0611 <text:s/>170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1T17:04:47.94">
            <text:p>0611 <text:s/>170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11T17:04:47.94">
            <text:p>2021/6/11 17:0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1T17:04:47.94">
            <text:p>0611 <text:s/>1704</text:p>
          </table:table-cell>
          <table:table-cell table:style-name="ce7" table:formula="of:=NOW()" office:value-type="date" office:date-value="2021-06-11T17:04:47.94">
            <text:p>0611 <text:s/>170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11T17:04:47.94">
            <text:p>0611 <text:s/>170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1">
            <text:p>0611 <text:s/>170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2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2">
            <text:p>0611 <text:s/>170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2">
            <text:p>0611 <text:s/>170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2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2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2">
            <text:p>0611 <text:s/>170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2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3">
            <text:p>0611 <text:s/>170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3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3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3">
            <text:p>0611 <text:s/>170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3">
            <text:p>0611 <text:s/>170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3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3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4">
            <text:p>0611 <text:s/>170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4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4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4">
            <text:p>0611 <text:s/>170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4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4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6">
            <text:p>0611 <text:s/>170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6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6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6">
            <text:p>0611 <text:s/>170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6">
            <text:p>0611 <text:s/>170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7">
            <text:p>0611 <text:s/>170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7">
            <text:p>0611 <text:s/>170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7">
            <text:p>0611 <text:s/>170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7">
            <text:p>0611 <text:s/>170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7">
            <text:p>0611 <text:s/>170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7">
            <text:p>0611 <text:s/>170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7">
            <text:p>0611 <text:s/>170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8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8">
            <text:p>0611 <text:s/>170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8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8">
            <text:p>0611 <text:s/>170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08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5.31">
            <text:p>0611 <text:s/>170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5.31">
            <text:p>0611 <text:s/>170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5.31">
            <text:p>0611 <text:s/>170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5.31">
            <text:p>0611 <text:s/>170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 office:value-type="string">
            <text:p>it is not good. it is bad. please don't do it. please stop it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5.31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5.31">
            <text:p>0611 <text:s/>170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5.31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19" office:value-type="string" table:number-columns-spanned="2" table:number-rows-spanned="1">
            <text:p>it was thursday, the tenth of june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11">
            <text:p>0611 <text:s/>170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8.11">
            <text:p>0611 <text:s/>170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19"/>
          <table:table-cell table:style-name="ce19" office:value-type="string">
            <text:p>it was thursday, the tenth of june.</text:p>
          </table:table-cell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19" office:value-type="string">
            <text:p>astax'dimu / a'daraadhata / kul / yaomen</text:p>
          </table:table-cell>
          <table:table-cell table:style-name="ce19" office:value-type="string">
            <text:p>I use bicycl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19" office:value-type="string">
            <text:p>har / fluwt / dhapaniy / miy'zanam</text:p>
          </table:table-cell>
          <table:table-cell table:style-name="ce19" office:value-type="string">
            <text:p>I play japanese flut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4">
            <text:p>5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1T17:04:44.56">
            <text:p>0611 <text:s/>1704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1T17:04:44.55">
            <text:p>0611 <text:s/>170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11T17:04:48.12">
            <text:p>0611 <text:s/>1704</text:p>
          </table:table-cell>
          <table:table-cell table:style-name="ce7" table:formula="of:=NOW()" office:value-type="date" office:date-value="2021-06-11T17:04:48.12">
            <text:p>0611 <text:s/>170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11T17:04:48.12">
            <text:p>0611 <text:s/>170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2021/06/11</text:date>, <text:time>17:04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11T17:04:47.42</dc:date>
    <dc:creator>iwabuchi ken</dc:creator>
    <meta:editing-duration>P3DT16H17M</meta:editing-duration>
    <meta:editing-cycles>526</meta:editing-cycles>
    <meta:generator>OpenOffice/4.1.3$Win32 OpenOffice.org_project/413m1$Build-9783</meta:generator>
    <meta:document-statistic meta:table-count="2" meta:cell-count="793" meta:object-count="0"/>
  </office:meta>
</office:document-meta>
</file>